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roman"/>
    <style:font-face style:name="Bitstream Charter" svg:font-family="'Bitstream Charter'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Latin Modern Math" svg:font-family="'Latin Modern Math'" style:font-family-generic="roman"/>
    <style:font-face style:name="Robota" svg:font-family="Robota" style:font-family-generic="roman"/>
    <style:font-face style:name="TeXGyreChorus" svg:font-family="TeXGyreChorus" style:font-family-generic="roman"/>
    <style:font-face style:name="Ubuntu" svg:font-family="Ubuntu" style:font-family-generic="roman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4pt" officeooo:rsid="0019d6bd" officeooo:paragraph-rsid="0019d6bd" style:font-size-asian="14pt" style:font-size-complex="14pt"/>
    </style:style>
    <style:style style:name="P2" style:family="paragraph" style:parent-style-name="Standard" style:list-style-name="">
      <style:text-properties style:font-name="Arial" fo:font-size="14pt" officeooo:rsid="0019d6bd" officeooo:paragraph-rsid="0019d6bd" style:font-size-asian="14pt" style:font-size-complex="14pt"/>
    </style:style>
    <style:style style:name="P3" style:family="paragraph" style:parent-style-name="Standard" style:list-style-name="L1">
      <style:text-properties style:font-name="Arial" fo:font-size="14pt" officeooo:rsid="001b7523" officeooo:paragraph-rsid="001b7523" style:font-size-asian="14pt" style:font-size-complex="14pt"/>
    </style:style>
    <style:style style:name="P4" style:family="paragraph" style:parent-style-name="Standard" style:list-style-name="">
      <style:text-properties style:font-name="Arial" fo:font-size="14pt" officeooo:rsid="001b7523" officeooo:paragraph-rsid="001b7523" style:font-size-asian="14pt" style:font-size-complex="14pt"/>
    </style:style>
    <style:style style:name="P5" style:family="paragraph" style:parent-style-name="Standard" style:list-style-name="L1">
      <style:text-properties style:font-name="Arial" fo:font-size="14pt" officeooo:rsid="001d6a2e" officeooo:paragraph-rsid="001d6a2e" style:font-size-asian="14pt" style:font-size-complex="14pt"/>
    </style:style>
    <style:style style:name="P6" style:family="paragraph" style:parent-style-name="Standard" style:list-style-name="L1">
      <style:text-properties style:font-name="Arial" fo:font-size="14pt" officeooo:rsid="001d6a2e" officeooo:paragraph-rsid="001f094d" style:font-size-asian="14pt" style:font-size-complex="14pt"/>
    </style:style>
    <style:style style:name="P7" style:family="paragraph" style:parent-style-name="Standard" style:list-style-name="L1">
      <style:text-properties style:font-name="Arial" fo:font-size="14pt" officeooo:rsid="001d6a2e" officeooo:paragraph-rsid="001f81f0" style:font-size-asian="14pt" style:font-size-complex="14pt"/>
    </style:style>
    <style:style style:name="P8" style:family="paragraph" style:parent-style-name="Standard" style:list-style-name="">
      <style:text-properties style:font-name="Arial" fo:font-size="14pt" officeooo:rsid="001d6a2e" officeooo:paragraph-rsid="001f094d" style:font-size-asian="14pt" style:font-size-complex="14pt"/>
    </style:style>
    <style:style style:name="P9" style:family="paragraph" style:parent-style-name="Standard" style:list-style-name="L1">
      <style:text-properties style:font-name="Arial" fo:font-size="14pt" officeooo:rsid="001f29c4" officeooo:paragraph-rsid="001f29c4" style:font-size-asian="14pt" style:font-size-complex="14pt"/>
    </style:style>
    <style:style style:name="P10" style:family="paragraph" style:parent-style-name="Standard" style:list-style-name="L1">
      <style:text-properties style:font-name="Arial" fo:font-size="14pt" officeooo:rsid="002029b0" officeooo:paragraph-rsid="002029b0" style:font-size-asian="14pt" style:font-size-complex="14pt"/>
    </style:style>
    <style:style style:name="P11" style:family="paragraph" style:parent-style-name="Standard" style:list-style-name="L1">
      <style:text-properties style:font-name="Arial" fo:font-size="14pt" officeooo:rsid="002043d1" officeooo:paragraph-rsid="002043d1" style:font-size-asian="14pt" style:font-size-complex="14pt"/>
    </style:style>
    <style:style style:name="P12" style:family="paragraph" style:parent-style-name="Standard" style:list-style-name="L1">
      <style:text-properties style:font-name="Arial" fo:font-size="14pt" officeooo:rsid="0026f867" officeooo:paragraph-rsid="0026f867" style:font-size-asian="14pt" style:font-size-complex="14pt"/>
    </style:style>
    <style:style style:name="P13" style:family="paragraph" style:parent-style-name="Standard" style:list-style-name="">
      <style:text-properties style:font-name="Arial" fo:font-size="14pt" officeooo:rsid="0026f867" officeooo:paragraph-rsid="0026f867" style:font-size-asian="14pt" style:font-size-complex="14pt"/>
    </style:style>
    <style:style style:name="P14" style:family="paragraph" style:parent-style-name="Standard" style:list-style-name="L1">
      <style:text-properties style:font-name="Arial" fo:font-size="14pt" officeooo:rsid="00276fd5" officeooo:paragraph-rsid="00276fd5" style:font-size-asian="14pt" style:font-size-complex="14pt"/>
    </style:style>
    <style:style style:name="P15" style:family="paragraph" style:parent-style-name="Standard" style:list-style-name="">
      <style:text-properties style:font-name="Arial" fo:font-size="14pt" officeooo:rsid="00276fd5" officeooo:paragraph-rsid="00276fd5" style:font-size-asian="14pt" style:font-size-complex="14pt"/>
    </style:style>
    <style:style style:name="P16" style:family="paragraph" style:parent-style-name="Standard" style:list-style-name="L1">
      <style:text-properties style:font-name="Arial" fo:font-size="14pt" officeooo:rsid="0027f068" officeooo:paragraph-rsid="0027f068" style:font-size-asian="14pt" style:font-size-complex="14pt"/>
    </style:style>
    <style:style style:name="P17" style:family="paragraph" style:parent-style-name="Standard" style:list-style-name="L1">
      <style:text-properties style:font-name="Arial" fo:font-size="14pt" officeooo:rsid="0029eaa1" officeooo:paragraph-rsid="0029eaa1" style:font-size-asian="14pt" style:font-size-complex="14pt"/>
    </style:style>
    <style:style style:name="P18" style:family="paragraph" style:parent-style-name="Standard" style:list-style-name="L1">
      <style:text-properties style:font-name="Arial" fo:font-size="14pt" officeooo:rsid="002ad193" officeooo:paragraph-rsid="002ad193" style:font-size-asian="14pt" style:font-size-complex="14pt"/>
    </style:style>
    <style:style style:name="P19" style:family="paragraph" style:parent-style-name="Standard" style:list-style-name="L1">
      <style:text-properties style:font-name="Arial" fo:font-size="14pt" officeooo:rsid="002be577" officeooo:paragraph-rsid="002e5b5d" style:font-size-asian="14pt" style:font-size-complex="14pt"/>
    </style:style>
    <style:style style:name="P20" style:family="paragraph" style:parent-style-name="Standard" style:list-style-name="">
      <style:text-properties style:font-name="Arial" fo:font-size="14pt" officeooo:rsid="002be577" officeooo:paragraph-rsid="002ddcfd" style:font-size-asian="14pt" style:font-size-complex="14pt"/>
    </style:style>
    <style:style style:name="P21" style:family="paragraph" style:parent-style-name="Standard" style:list-style-name="">
      <style:text-properties style:font-name="Arial" fo:font-size="14pt" officeooo:rsid="002be577" officeooo:paragraph-rsid="002e5b5d" style:font-size-asian="14pt" style:font-size-complex="14pt"/>
    </style:style>
    <style:style style:name="P22" style:family="paragraph" style:parent-style-name="Standard" style:list-style-name="L1">
      <style:text-properties style:font-name="Arial" fo:font-size="14pt" officeooo:rsid="002ddcfd" officeooo:paragraph-rsid="002e5b5d" style:font-size-asian="14pt" style:font-size-complex="14pt"/>
    </style:style>
    <style:style style:name="P23" style:family="paragraph" style:parent-style-name="Standard" style:list-style-name="L1">
      <style:text-properties style:font-name="Arial" fo:font-size="14pt" officeooo:rsid="00303d14" officeooo:paragraph-rsid="00303d14" style:font-size-asian="14pt" style:font-size-complex="14pt"/>
    </style:style>
    <style:style style:name="P24" style:family="paragraph" style:parent-style-name="Standard" style:list-style-name="L1">
      <style:text-properties style:font-name="Arial" fo:font-size="14pt" officeooo:rsid="0033b0bb" officeooo:paragraph-rsid="0033b0bb" style:font-size-asian="14pt" style:font-size-complex="14pt"/>
    </style:style>
    <style:style style:name="P25" style:family="paragraph" style:parent-style-name="Standard" style:list-style-name="L1">
      <style:text-properties style:font-name="Arial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26" style:family="paragraph" style:parent-style-name="Standard" style:list-style-name="L1">
      <style:text-properties officeooo:paragraph-rsid="001f094d"/>
    </style:style>
    <style:style style:name="P27" style:family="paragraph" style:parent-style-name="Standard" style:list-style-name="L1">
      <style:text-properties officeooo:paragraph-rsid="0033b0bb"/>
    </style:style>
    <style:style style:name="P28" style:family="paragraph" style:parent-style-name="Standard" style:list-style-name="L1">
      <style:text-properties officeooo:paragraph-rsid="00352e75"/>
    </style:style>
    <style:style style:name="P29" style:family="paragraph" style:parent-style-name="Standard" style:list-style-name="L1">
      <style:text-properties officeooo:paragraph-rsid="0036da45"/>
    </style:style>
    <style:style style:name="P30" style:family="paragraph" style:parent-style-name="Standard" style:list-style-name="L1">
      <style:text-properties officeooo:paragraph-rsid="00380d80"/>
    </style:style>
    <style:style style:name="P31" style:family="paragraph" style:parent-style-name="Standard" style:list-style-name="">
      <style:text-properties officeooo:rsid="0036da45" officeooo:paragraph-rsid="0036da45"/>
    </style:style>
    <style:style style:name="P32" style:family="paragraph" style:parent-style-name="Standard" style:list-style-name="L1">
      <style:text-properties officeooo:rsid="00380d80" officeooo:paragraph-rsid="00380d80"/>
    </style:style>
    <style:style style:name="P33" style:family="paragraph" style:parent-style-name="Standard" style:list-style-name="L1">
      <style:text-properties fo:font-style="normal" officeooo:rsid="00380d80" officeooo:paragraph-rsid="00380d80" style:font-style-asian="normal" style:font-style-complex="normal"/>
    </style:style>
    <style:style style:name="P34" style:family="paragraph" style:parent-style-name="Standard" style:list-style-name="L1">
      <style:text-properties fo:font-style="normal" officeooo:rsid="00396668" officeooo:paragraph-rsid="00396668" style:font-style-asian="normal" style:font-style-complex="normal"/>
    </style:style>
    <style:style style:name="P35" style:family="paragraph" style:parent-style-name="Standard" style:list-style-name="L1">
      <style:text-properties fo:font-style="normal" officeooo:rsid="003d0dc9" officeooo:paragraph-rsid="003d0dc9" style:font-style-asian="normal" style:font-style-complex="normal"/>
    </style:style>
    <style:style style:name="P36" style:family="paragraph" style:parent-style-name="Standard" style:list-style-name="L1">
      <style:paragraph-properties fo:break-before="page"/>
      <style:text-properties style:font-name="Arial" fo:font-size="14pt" officeooo:rsid="001b7523" officeooo:paragraph-rsid="001b7523" style:font-size-asian="14pt" style:font-size-complex="14pt"/>
    </style:style>
    <style:style style:name="P37" style:family="paragraph" style:parent-style-name="Standard" style:list-style-name="L1">
      <style:paragraph-properties fo:break-before="page"/>
      <style:text-properties style:font-name="Arial" fo:font-size="14pt" officeooo:rsid="001f29c4" officeooo:paragraph-rsid="001f29c4" style:font-size-asian="14pt" style:font-size-complex="14pt"/>
    </style:style>
    <style:style style:name="P38" style:family="paragraph" style:parent-style-name="Standard" style:list-style-name="L1">
      <style:paragraph-properties fo:break-before="page"/>
      <style:text-properties style:font-name="Arial" fo:font-size="14pt" officeooo:rsid="001f81f0" officeooo:paragraph-rsid="001f81f0" style:font-size-asian="14pt" style:font-size-complex="14pt"/>
    </style:style>
    <style:style style:name="P39" style:family="paragraph" style:parent-style-name="Standard" style:list-style-name="L1">
      <style:paragraph-properties fo:break-before="page"/>
      <style:text-properties style:font-name="Arial" fo:font-size="14pt" officeooo:rsid="002029b0" officeooo:paragraph-rsid="002029b0" style:font-size-asian="14pt" style:font-size-complex="14pt"/>
    </style:style>
    <style:style style:name="P40" style:family="paragraph" style:parent-style-name="Standard" style:list-style-name="L1">
      <style:paragraph-properties fo:break-before="page"/>
      <style:text-properties style:font-name="Arial" fo:font-size="14pt" officeooo:rsid="00276fd5" officeooo:paragraph-rsid="00276fd5" style:font-size-asian="14pt" style:font-size-complex="14pt"/>
    </style:style>
    <style:style style:name="P41" style:family="paragraph" style:parent-style-name="Standard" style:list-style-name="L1">
      <style:paragraph-properties fo:break-before="page"/>
      <style:text-properties style:font-name="Arial" fo:font-size="14pt" officeooo:rsid="0029eaa1" officeooo:paragraph-rsid="0029eaa1" style:font-size-asian="14pt" style:font-size-complex="14pt"/>
    </style:style>
    <style:style style:name="P42" style:family="paragraph" style:parent-style-name="Standard" style:list-style-name="L1">
      <style:paragraph-properties fo:break-before="page"/>
      <style:text-properties style:font-name="Arial" fo:font-size="14pt" officeooo:rsid="002e5b5d" officeooo:paragraph-rsid="002e5b5d" style:font-size-asian="14pt" style:font-size-complex="14pt"/>
    </style:style>
    <style:style style:name="P43" style:family="paragraph" style:parent-style-name="Standard" style:list-style-name="L1">
      <style:paragraph-properties fo:break-before="page"/>
      <style:text-properties style:font-name="Arial" fo:font-size="14pt" fo:font-style="normal" officeooo:rsid="00352e75" officeooo:paragraph-rsid="00352e75" style:font-size-asian="14pt" style:font-style-asian="normal" style:font-size-complex="14pt" style:font-style-complex="normal"/>
    </style:style>
    <style:style style:name="P44" style:family="paragraph" style:parent-style-name="Standard" style:list-style-name="L1">
      <style:paragraph-properties fo:break-before="page"/>
      <style:text-properties style:font-name="Arial" fo:font-size="14pt" fo:font-style="normal" officeooo:rsid="0036da45" officeooo:paragraph-rsid="0036da45" style:font-size-asian="14pt" style:font-style-asian="normal" style:font-size-complex="14pt" style:font-style-complex="normal"/>
    </style:style>
    <style:style style:name="P45" style:family="paragraph" style:parent-style-name="Standard" style:list-style-name="L1">
      <style:paragraph-properties fo:break-before="page"/>
      <style:text-properties officeooo:rsid="00380d80" officeooo:paragraph-rsid="00380d80"/>
    </style:style>
    <style:style style:name="P46" style:family="paragraph" style:parent-style-name="Standard" style:list-style-name="L1">
      <style:paragraph-properties fo:break-before="page"/>
      <style:text-properties fo:font-style="normal" officeooo:rsid="00396668" officeooo:paragraph-rsid="00396668" style:font-style-asian="normal" style:font-style-complex="normal"/>
    </style:style>
    <style:style style:name="T1" style:family="text">
      <style:text-properties officeooo:rsid="001f094d"/>
    </style:style>
    <style:style style:name="T2" style:family="text">
      <style:text-properties officeooo:rsid="001f81f0"/>
    </style:style>
    <style:style style:name="T3" style:family="text">
      <style:text-properties officeooo:rsid="00211378"/>
    </style:style>
    <style:style style:name="T4" style:family="text">
      <style:text-properties officeooo:rsid="0023ca6c"/>
    </style:style>
    <style:style style:name="T5" style:family="text">
      <style:text-properties fo:color="#000000" style:font-name="Arial1" fo:font-size="12pt" style:font-size-asian="12pt"/>
    </style:style>
    <style:style style:name="T6" style:family="text">
      <style:text-properties fo:color="#000000" style:font-name="Arial1" fo:font-size="12pt" officeooo:rsid="0033b0bb" style:font-size-asian="12pt"/>
    </style:style>
    <style:style style:name="T7" style:family="text">
      <style:text-properties fo:color="#000000" style:font-name="Arial1" fo:font-size="12pt" officeooo:rsid="0036da45" style:font-size-asian="12pt"/>
    </style:style>
    <style:style style:name="T8" style:family="text">
      <style:text-properties fo:color="#000000" style:font-name="Arial1" fo:font-size="12pt" style:font-size-asian="12pt" style:font-size-complex="14pt"/>
    </style:style>
    <style:style style:name="T9" style:family="text">
      <style:text-properties fo:color="#000000" style:font-name="Arial1" fo:font-size="12pt" officeooo:rsid="00380d80" style:font-size-asian="12pt" style:font-size-complex="14pt"/>
    </style:style>
    <style:style style:name="T10" style:family="text">
      <style:text-properties fo:color="#000000" style:font-name="Arial1" fo:font-size="12pt" officeooo:rsid="003ade41" style:font-size-asian="12pt" style:font-size-complex="14pt"/>
    </style:style>
    <style:style style:name="T11" style:family="text">
      <style:text-properties fo:color="#000000" style:font-name="Arial1" fo:font-size="12pt" officeooo:rsid="003b8a27" style:font-size-asian="12pt" style:font-size-complex="14pt"/>
    </style:style>
    <style:style style:name="T12" style:family="text">
      <style:text-properties fo:color="#000000" style:font-name="Arial1" fo:font-size="12pt" fo:font-style="italic" fo:font-weight="bold" style:font-size-asian="12pt" style:font-style-asian="italic" style:font-weight-asian="bold"/>
    </style:style>
    <style:style style:name="T13" style:family="text">
      <style:text-properties fo:color="#000000" style:font-name="Arial1" fo:font-size="12pt" fo:font-style="italic" style:font-size-asian="12pt" style:font-style-asian="italic"/>
    </style:style>
    <style:style style:name="T14" style:family="text">
      <style:text-properties fo:color="#000000" style:font-name="Arial1" fo:font-size="12pt" fo:font-style="italic" officeooo:rsid="00380d80" style:font-size-asian="12pt" style:font-style-asian="italic"/>
    </style:style>
    <style:style style:name="T15" style:family="text">
      <style:text-properties fo:color="#000000" style:font-name="Arial1" fo:font-size="12pt" fo:font-style="italic" style:font-size-asian="12pt" style:font-style-asian="italic" style:font-size-complex="14pt" style:font-style-complex="normal"/>
    </style:style>
    <style:style style:name="T16" style:family="text">
      <style:text-properties fo:color="#000000" style:font-name="Arial1" fo:font-size="12pt" fo:font-style="italic" officeooo:rsid="00380d80" style:font-size-asian="12pt" style:font-style-asian="italic" style:font-size-complex="14pt"/>
    </style:style>
    <style:style style:name="T17" style:family="text">
      <style:text-properties fo:color="#000000" style:font-name="Arial1" fo:font-size="12pt" fo:font-style="normal" officeooo:rsid="0036da45" style:font-size-asian="12pt" style:font-style-asian="normal" style:font-style-complex="normal"/>
    </style:style>
    <style:style style:name="T18" style:family="text">
      <style:text-properties fo:color="#000000" style:font-name="Arial1" fo:font-size="12pt" fo:font-style="normal" officeooo:rsid="00380d80" style:font-size-asian="12pt" style:font-style-asian="normal" style:font-style-complex="normal"/>
    </style:style>
    <style:style style:name="T19" style:family="text">
      <style:text-properties fo:color="#000000" style:font-name="Arial1" fo:font-size="12pt" fo:font-style="normal" style:font-size-asian="12pt" style:font-style-asian="normal" style:font-size-complex="14pt" style:font-style-complex="normal"/>
    </style:style>
    <style:style style:name="T20" style:family="text">
      <style:text-properties fo:color="#000000" style:font-name="Bitstream Charter" fo:font-size="12pt" fo:font-style="italic" style:font-size-asian="12pt" style:font-style-asian="italic"/>
    </style:style>
    <style:style style:name="T21" style:family="text">
      <style:text-properties fo:color="#000000" style:font-name="Bitstream Charter" fo:font-size="12pt" fo:font-style="italic" officeooo:rsid="0033b0bb" style:font-size-asian="12pt" style:font-style-asian="italic"/>
    </style:style>
    <style:style style:name="T22" style:family="text">
      <style:text-properties fo:color="#000000" style:font-name="Bitstream Charter" fo:font-size="12pt" style:font-size-asian="12pt"/>
    </style:style>
    <style:style style:name="T23" style:family="text">
      <style:text-properties fo:color="#000000" style:font-name="Bitstream Charter" fo:font-size="12pt" fo:font-style="normal" style:font-size-asian="12pt" style:font-style-asian="normal" style:font-size-complex="14pt" style:font-style-complex="normal"/>
    </style:style>
    <style:style style:name="T24" style:family="text">
      <style:text-properties fo:color="#000000" style:font-name="Bitstream Charter" fo:font-size="12pt" fo:font-style="normal" officeooo:rsid="00352e75" style:font-size-asian="12pt" style:font-style-asian="normal" style:font-size-complex="14pt" style:font-style-complex="normal"/>
    </style:style>
    <style:style style:name="T25" style:family="text">
      <style:text-properties fo:color="#000000" style:font-name="Bitstream Charter" fo:font-size="12pt" fo:font-style="normal" officeooo:rsid="0036da45" style:font-size-asian="12pt" style:font-style-asian="normal" style:font-size-complex="14pt" style:font-style-complex="normal"/>
    </style:style>
    <style:style style:name="T26" style:family="text">
      <style:text-properties fo:color="#000000" style:font-name="Bitstream Charter" fo:font-size="12pt" fo:font-style="normal" officeooo:rsid="00380d80" style:font-size-asian="12pt" style:font-style-asian="normal" style:font-size-complex="14pt" style:font-style-complex="normal"/>
    </style:style>
    <style:style style:name="T27" style:family="text">
      <style:text-properties fo:color="#000000" style:font-name="Robota" fo:font-size="12pt" fo:font-style="italic" style:font-size-asian="12pt" style:font-style-asian="italic"/>
    </style:style>
    <style:style style:name="T28" style:family="text">
      <style:text-properties fo:color="#000000" style:font-name="Robota" fo:font-size="12pt" fo:font-style="italic" officeooo:rsid="0033b0bb" style:font-size-asian="12pt" style:font-style-asian="italic"/>
    </style:style>
    <style:style style:name="T29" style:family="text">
      <style:text-properties fo:color="#000000" style:font-name="Robota" fo:font-size="12pt" style:font-size-asian="12pt"/>
    </style:style>
    <style:style style:name="T30" style:family="text">
      <style:text-properties fo:color="#000000" style:font-name="Robota" fo:font-size="12pt" fo:font-style="normal" officeooo:rsid="0033b0bb" style:font-size-asian="12pt" style:font-style-asian="normal" style:font-style-complex="normal"/>
    </style:style>
    <style:style style:name="T31" style:family="text">
      <style:text-properties fo:color="#000000" style:font-name="Robota" fo:font-size="14pt" fo:font-style="italic" style:font-size-asian="14pt" style:font-style-asian="italic"/>
    </style:style>
    <style:style style:name="T32" style:family="text">
      <style:text-properties fo:color="#000000" fo:font-size="14pt" style:font-size-asian="14pt"/>
    </style:style>
    <style:style style:name="T33" style:family="text">
      <style:text-properties fo:color="#000000" style:font-name="Ubuntu" fo:font-size="14pt" style:font-size-asian="14pt"/>
    </style:style>
    <style:style style:name="T34" style:family="text">
      <style:text-properties fo:color="#000000" style:font-name="Latin Modern Math" fo:font-size="12pt" fo:font-style="italic" style:font-size-asian="12pt" style:font-style-asian="italic"/>
    </style:style>
    <style:style style:name="T35" style:family="text">
      <style:text-properties fo:color="#000000" style:font-name="TeXGyreChorus" fo:font-size="12pt" style:font-size-asian="12pt"/>
    </style:style>
    <style:style style:name="T36" style:family="text">
      <style:text-properties fo:color="#000000" style:text-position="sub 58%" style:font-name="Arial1" fo:font-size="12pt" officeooo:rsid="00380d80" style:font-size-asian="12pt" style:font-size-complex="14pt"/>
    </style:style>
    <style:style style:name="T37" style:family="text">
      <style:text-properties fo:color="#000000" style:text-position="super 58%" style:font-name="Arial1" fo:font-size="12pt" style:font-size-asian="12pt" style:font-size-complex="14pt"/>
    </style:style>
    <style:style style:name="T38" style:family="text">
      <style:text-properties style:font-name="Arial" fo:font-size="14pt" officeooo:rsid="001d6a2e" style:font-size-asian="14pt" style:font-size-complex="14pt"/>
    </style:style>
    <style:style style:name="T39" style:family="text">
      <style:text-properties style:font-name="Arial" fo:font-size="14pt" officeooo:rsid="001f094d" style:font-size-asian="14pt" style:font-size-complex="14pt"/>
    </style:style>
    <style:style style:name="T40" style:family="text">
      <style:text-properties style:font-name="Arial" fo:font-size="14pt" officeooo:rsid="00303d14" style:font-size-asian="14pt" style:font-size-complex="14pt"/>
    </style:style>
    <style:style style:name="T41" style:family="text">
      <style:text-properties officeooo:rsid="0027f068"/>
    </style:style>
    <style:style style:name="T42" style:family="text">
      <style:text-properties officeooo:rsid="00303d14"/>
    </style:style>
    <style:style style:name="T43" style:family="text">
      <style:text-properties officeooo:rsid="003186f6"/>
    </style:style>
    <style:style style:name="T44" style:family="text">
      <style:text-properties officeooo:rsid="00324ca9"/>
    </style:style>
    <style:style style:name="T45" style:family="text">
      <style:text-properties officeooo:rsid="0033b0bb"/>
    </style:style>
    <style:style style:name="T46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04774761644500240" text:style-name="L1">
        <text:list-item>
          <text:p text:style-name="P1">Today, I am presenting my thesis work 'Simulation Of A Simple Evolutionary System'</text:p>
        </text:list-item>
      </text:list>
      <text:p text:style-name="P2"/>
      <text:list xml:id="list153358097284603" text:continue-numbering="true" text:style-name="L1">
        <text:list-item>
          <text:p text:style-name="P36">Here is the outline of presentation</text:p>
        </text:list-item>
        <text:list-item>
          <text:p text:style-name="P3">introduce few terms and give background first</text:p>
        </text:list-item>
        <text:list-item>
          <text:p text:style-name="P3">then present these four questions that we tried to answer through this research</text:p>
        </text:list-item>
        <text:list-item>
          <text:p text:style-name="P3">question 1- distance between finite and infinite population</text:p>
        </text:list-item>
        <text:list-item>
          <text:p text:style-name="P3">question 2- oscillation in finite population</text:p>
        </text:list-item>
        <text:list-item>
          <text:p text:style-name="P3">question 3- oscillation in finite population under violation in mutation</text:p>
        </text:list-item>
        <text:list-item>
          <text:p text:style-name="P3">question 4- oscillation in finite population under violation in crossover</text:p>
        </text:list-item>
      </text:list>
      <text:p text:style-name="P4"/>
      <text:list xml:id="list153357338886567" text:continue-numbering="true" text:style-name="L1">
        <text:list-item>
          <text:p text:style-name="P37">Terms</text:p>
        </text:list-item>
        <text:list-item>
          <text:p text:style-name="P5">Population P – collection of<text:span text:style-name="T1"> </text:span>binary string<text:span text:style-name="T1">s of length l</text:span></text:p>
        </text:list-item>
        <text:list-item>
          <text:p text:style-name="P9">population vector p – Population can be represented as vector p where p_j is proportion of string j in the population</text:p>
        </text:list-item>
        <text:list-item>
          <text:p text:style-name="P9">As shown in example, for this P, p_3 computed as 1/3</text:p>
        </text:list-item>
        <text:list-item>
          <text:p text:style-name="P9">R – set of l length binary strings</text:p>
        </text:list-item>
        <text:list-item>
          <text:p text:style-name="P9">Addition and multiplication of elements belonging to R are special <text:s/>- bitwise operations modulo 2. Few examples are shown here</text:p>
        </text:list-item>
      </text:list>
      <text:p text:style-name="P8"/>
      <text:list xml:id="list153357698753241" text:continue-numbering="true" text:style-name="L1">
        <text:list-header>
          <text:p text:style-name="P38"><text:s/>Operators</text:p>
        </text:list-header>
        <text:list-item>
          <text:p text:style-name="P11"><text:span text:style-name="T4">selection</text:span> – use linear fitness <text:span text:style-name="T3">function</text:span> <text:span text:style-name="T4">with proportionate</text:span> selection</text:p>
        </text:list-item>
        <text:list-item>
          <text:p text:style-name="P7">we <text:span text:style-name="T1">use masked based crossover and mutation and operations occur under R</text:span></text:p>
        </text:list-item>
        <text:list-item>
          <text:p text:style-name="P7"><text:span text:style-name="T2">mask - just another binary string of length l</text:span></text:p>
        </text:list-item>
        <text:list-item>
          <text:p text:style-name="P26"><text:span text:style-name="T38">crossover – </text:span><text:span text:style-name="T39">we choose two parents and exchange bits according to mask chosen to create two offspring following rule </text:span><text:span text:style-name="T5">u' = um + vm , v' = um + vm</text:span></text:p>
        </text:list-item>
        <text:list-item>
          <text:p text:style-name="P6"><text:span text:style-name="T1">mutation – flip bits in string according to mask</text:span></text:p>
          <text:p text:style-name="P39">Finite population GA</text:p>
        </text:list-item>
        <text:list-item>
          <text:p text:style-name="P10">flowchart shows finite population genetic algorithm</text:p>
        </text:list-item>
        <text:list-item>
          <text:p text:style-name="P11">start from initial population P</text:p>
        </text:list-item>
        <text:list-item>
          <text:p text:style-name="P11">two parents u and v are selected and crossed and mutated to produce offspring u' and v'</text:p>
        </text:list-item>
        <text:list-item>
          <text:p text:style-name="P11">one of u' and v' are kept with uniform probability</text:p>
        </text:list-item>
        <text:list-item>
          <text:p text:style-name="P12">when all new generation is formed, population P is replaced</text:p>
        </text:list-item>
        <text:list-item>
          <text:p text:style-name="P12">The process is repeated until some threshold is met or system stops to improve</text:p>
        </text:list-item>
      </text:list>
      <text:p text:style-name="P13"/>
      <text:list xml:id="list153358174310092" text:continue-numbering="true" text:style-name="L1">
        <text:list-header>
          <text:p text:style-name="P40">Infinite population model</text:p>
        </text:list-header>
        <text:list-item>
          <text:p text:style-name="P14">In infinite population model, population is modeled as population vector p</text:p>
        </text:list-item>
        <text:list-item>
          <text:p text:style-name="P14">function G maps population vector p to the next generation </text:p>
        </text:list-item>
        <text:list-item>
          <text:p text:style-name="P14">where G(p_j) is probability that string j occurs in the next generation</text:p>
        </text:list-item>
        <text:list-item>
          <text:p text:style-name="P14">the sequence forms evolution of population in infinite population model</text:p>
        </text:list-item>
      </text:list>
      <text:p text:style-name="P15"/>
      <text:list xml:id="list153356555517726" text:continue-numbering="true" text:style-name="L1">
        <text:list-header>
          <text:p text:style-name="P40">History</text:p>
        </text:list-header>
        <text:list-item>
          <text:p text:style-name="P14">Lot of people have contributed in the field of genetic algorithm</text:p>
        </text:list-item>
        <text:list-item>
          <text:p text:style-name="P14">I <text:span text:style-name="T41">have </text:span>listed only few in here</text:p>
        </text:list-item>
        <text:list-item>
          <text:p text:style-name="P14">In 1932, Haldane summarized basic population genetics models by: Wright, Fisher and Haldane himself</text:p>
        </text:list-item>
        <text:list-item>
          <text:p text:style-name="P14">Several people were working with evolution inspired algorithms in 1950s and 1960s</text:p>
        </text:list-item>
        <text:list-item>
          <text:p text:style-name="P16">In 60s and 70s, Holland and colleagues formalized and promoted population based genetic algorithms with crossover and mutation</text:p>
        </text:list-item>
        <text:list-item>
          <text:p text:style-name="P16">In 1999, in his book 'Simple genetic algorithm', Vose presented efficient methods for computing with haploid model</text:p>
          <text:p text:style-name="P41">Random Heuristic Search</text:p>
        </text:list-item>
        <text:list-item>
          <text:p text:style-name="P17">This model <text:span text:style-name="T42">is introduced by Vose in his</text:span> book </text:p>
        </text:list-item>
        <text:list-item>
          <text:p text:style-name="P17"><text:span text:style-name="T42">O</text:span>ur work is largely based on this model</text:p>
        </text:list-item>
        <text:list-item>
          <text:p text:style-name="P17"><text:span text:style-name="T42">I</text:span>n this model, Vose defines stochastic transition rule T to map population vector p to next generation population vector p' </text:p>
        </text:list-item>
        <text:list-item>
          <text:p text:style-name="P17"><text:span text:style-name="T42">T</text:span>he sequence <text:span text:style-name="T43">shows</text:span> finite population evolution which forms Markov chain</text:p>
        </text:list-item>
        <text:list-item>
          <text:p text:style-name="P17">Since T is stochastic function, T(p) can not be predicted with certainty</text:p>
        </text:list-item>
        <text:list-item>
          <text:p text:style-name="P17">So Vose calculates expected next generation G(p)</text:p>
        </text:list-item>
        <text:list-item>
          <text:p text:style-name="P17">Vose gives variance of actual next generation population and expected next generation populations <text:span text:style-name="T44">given current generation population</text:span> as</text:p>
        </text:list-item>
        <text:list-item>
          <text:p text:style-name="P18">where r is population size</text:p>
        </text:list-item>
      </text:list>
      <text:p text:style-name="P20"/>
      <text:list xml:id="list153358593741128" text:continue-numbering="true" text:style-name="L1">
        <text:list-item>
          <text:p text:style-name="P42">Question 1</text:p>
        </text:list-item>
        <text:list-item>
          <text:p text:style-name="P22"><text:span text:style-name="T45">Here</text:span> we are <text:span text:style-name="T45">more </text:span>interested in distance</text:p>
        </text:list-item>
        <text:list-item>
          <text:p text:style-name="P19">In next few slides, we <text:span text:style-name="T45">analyze</text:span> this equation to get <text:span text:style-name="T45">implication</text:span> about distance between finite population and infinite population</text:p>
        </text:list-item>
      </text:list>
      <text:p text:style-name="P21"/>
      <text:list xml:id="list153357237061751" text:continue-numbering="true" text:style-name="L1">
        <text:list-header>
          <text:p text:style-name="P42">Chebyshev Inequality</text:p>
        </text:list-header>
        <text:list-item>
          <text:p text:style-name="P23">From Chebyshev inequality, we get this equation (Equation) </text:p>
        </text:list-item>
        <text:list-item>
          <text:p text:style-name="P27"><text:span text:style-name="T40">where </text:span><text:span text:style-name="T5">Є = </text:span><text:span text:style-name="T20">f</text:span><text:span text:style-name="T27">(</text:span><text:span text:style-name="T20">r</text:span><text:span text:style-name="T27">)</text:span><text:span text:style-name="T29">/√</text:span><text:span text:style-name="T20">r</text:span><text:span text:style-name="T5">, where</text:span><text:span text:style-name="T29"> </text:span><text:span text:style-name="T20">f</text:span><text:span text:style-name="T27">(</text:span><text:span text:style-name="T20">r</text:span><text:span text:style-name="T27">)</text:span><text:span text:style-name="T5"> grows arbitrarily slowly and </text:span><text:span text:style-name="T6">limit </text:span><text:span text:style-name="T21">f</text:span><text:span text:style-name="T28">(</text:span><text:span text:style-name="T21">r</text:span><text:span text:style-name="T28">) </text:span><text:span text:style-name="T30">goes to infty</text:span></text:p>
        </text:list-item>
        <text:list-item>
          <text:p text:style-name="P24">The equation implies that distance <text:s/>might decrease as 1<text:span text:style-name="T29">/√</text:span><text:span text:style-name="T20">r</text:span></text:p>
          <text:p text:style-name="P43"><text:span text:style-name="T22">Population points</text:span></text:p>
        </text:list-item>
        <text:list-item>
          <text:p text:style-name="P25"><text:span text:style-name="T22">In the figure, finite populations are represented by dots in tetrahedron (for l = 2, r = 2)</text:span></text:p>
        </text:list-item>
        <text:list-item>
          <text:p text:style-name="P25"><text:span text:style-name="T22">larger dots → less likely points </text:span></text:p>
        </text:list-item>
        <text:list-item>
          <text:p text:style-name="P25"><text:span text:style-name="T22">smaller dots → more likely points</text:span></text:p>
        </text:list-item>
        <text:list-item>
          <text:p text:style-name="P25"><text:span text:style-name="T22">Finite population → can only be at lattice points</text:span></text:p>
        </text:list-item>
        <text:list-item>
          <text:p text:style-name="P25"><text:span text:style-name="T22">but infinite population → can be any where in the space</text:span></text:p>
        </text:list-item>
        <text:list-item>
          <text:p text:style-name="P28"><text:span text:style-name="T24">Vose says the closest distance between any lattice point and any point in the space is </text:span><text:span text:style-name="T32">O(1/</text:span><text:span text:style-name="T33">√</text:span><text:span text:style-name="T31">r</text:span><text:span text:style-name="T32">)</text:span></text:p>
        </text:list-item>
        <text:list-item>
          <text:p text:style-name="P28"><text:span text:style-name="T24">This also suggests the distance between finite population and infinite population might decrease as </text:span><text:span text:style-name="T32">1/</text:span><text:span text:style-name="T33">√</text:span><text:span text:style-name="T31">r</text:span></text:p>
          <text:p text:style-name="P25"/>
          <text:p text:style-name="P44"><text:span text:style-name="T22">Jensen Inequality</text:span></text:p>
        </text:list-item>
        <text:list-item>
          <text:p text:style-name="P29"><text:span text:style-name="T25">Let Treat </text:span><text:span text:style-name="T5"><text:s/>||</text:span><text:span text:style-name="T34">τ</text:span><text:span text:style-name="T5">(</text:span><text:span text:style-name="T12">p</text:span><text:span text:style-name="T5">) − </text:span><text:span text:style-name="T35">G</text:span><text:span text:style-name="T5">(</text:span><text:span text:style-name="T12">p</text:span><text:span text:style-name="T5">)|| </text:span><text:span text:style-name="T7">as random variable </text:span><text:span text:style-name="T13">η </text:span><text:span text:style-name="T17">and convex function phi(x) = x^2</text:span></text:p>
        </text:list-item>
        <text:list-item>
          <text:p text:style-name="P29"><text:span text:style-name="T25">From Jensen's Inequality on the function, the expectation of distance between finite and infinite population is given by the equation: (Equation)</text:span></text:p>
        </text:list-item>
        <text:list-item>
          <text:p text:style-name="P29"><text:span text:style-name="T25">This also suggests distance might decrease as </text:span><text:span text:style-name="T5">1/√</text:span><text:span text:style-name="T20">r</text:span></text:p>
        </text:list-item>
        <text:list-item>
          <text:p text:style-name="P33"><text:span text:style-name="T22">All of 3 implications on distance are from inequalities, does it happen in practice?</text:span></text:p>
        </text:list-item>
        <text:list-item>
          <text:p text:style-name="P33"><text:span text:style-name="T22">To investigate these, we setup of model which is diploid population model.</text:span></text:p>
        </text:list-item>
      </text:list>
      <text:p text:style-name="P31"/>
      <text:list xml:id="list153358535244862" text:continue-numbering="true" text:style-name="L1">
        <text:list-header>
          <text:p text:style-name="P45"><text:span text:style-name="T23">Diploid Population Model</text:span></text:p>
          <text:p text:style-name="P32"><text:span text:style-name="T23"/></text:p>
        </text:list-header>
        <text:list-item>
          <text:p text:style-name="P30"><text:span text:style-name="T26">We consider diploid genome </text:span><text:span text:style-name="T13">α , </text:span><text:span text:style-name="T18">with genome length</text:span><text:span text:style-name="T14"> l</text:span></text:p>
        </text:list-item>
        <text:list-item>
          <text:p text:style-name="P32"><text:span text:style-name="T23">q^n → population at generation n, q^n(</text:span><text:span text:style-name="T15">α </text:span><text:span text:style-name="T23">) -&gt; prevalence of dioloid </text:span><text:span text:style-name="T15">α <text:s/></text:span><text:span text:style-name="T19">at generation</text:span><text:span text:style-name="T15"> n</text:span></text:p>
        </text:list-item>
        <text:list-item>
          <text:p text:style-name="P34"><text:span text:style-name="T8">let t</text:span><text:span text:style-name="T36">α</text:span><text:span text:style-name="T9"> </text:span><text:span text:style-name="T8">(g) be transmission function which is probability that gamete g is produced from parent <text:s/></text:span><text:span text:style-name="T16">α. </text:span></text:p>
        </text:list-item>
        <text:list-item>
          <text:p text:style-name="P34"><text:span text:style-name="T9">T</text:span><text:span text:style-name="T8">hen th</text:span><text:span text:style-name="T11">is</text:span><text:span text:style-name="T8"> equation (Equation) </text:span><text:span text:style-name="T10">gives us next generation population</text:span></text:p>
        </text:list-item>
        <text:list-item>
          <text:p text:style-name="P35"><text:span text:style-name="T10">1</text:span><text:span text:style-name="T37">st</text:span><text:span text:style-name="T8"> part being probability of gamma0 is produced from parent </text:span><text:span text:style-name="T16">α</text:span><text:span text:style-name="T8">, </text:span></text:p>
        </text:list-item>
        <text:list-item>
          <text:p text:style-name="P35"><text:span text:style-name="T8">2</text:span><text:span text:style-name="T37">nd</text:span><text:span text:style-name="T8"> part being probability of gamma1 is produced from parent beta</text:span></text:p>
          <text:p text:style-name="P46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roman"/>
    <style:font-face style:name="Bitstream Charter" svg:font-family="'Bitstream Charter'" style:font-family-generic="roman"/>
    <style:font-face style:name="Caladea" svg:font-family="Caladea" style:font-family-generic="roman"/>
    <style:font-face style:name="FreeSans" svg:font-family="FreeSans" style:font-family-generic="roman"/>
    <style:font-face style:name="Latin Modern Math" svg:font-family="'Latin Modern Math'" style:font-family-generic="roman"/>
    <style:font-face style:name="Robota" svg:font-family="Robota" style:font-family-generic="roman"/>
    <style:font-face style:name="TeXGyreChorus" svg:font-family="TeXGyreChorus" style:font-family-generic="roman"/>
    <style:font-face style:name="Ubuntu" svg:font-family="Ubuntu" style:font-family-generic="roman"/>
    <style:font-face style:name="FreeSans2" svg:font-family="FreeSans" style:font-family-generic="swiss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Caladea2" style:font-family-asian="Calade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1" style:display-name="Section title and description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Gliederung_20_2" style:display-name="Section title and description~LT~Gliederung 2" style:family="paragraph" style:parent-style-name="Section_20_title_20_and_20_description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3" style:display-name="Section title and description~LT~Gliederung 3" style:family="paragraph" style:parent-style-name="Section_20_title_20_and_20_description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4" style:display-name="Section title and description~LT~Gliederung 4" style:family="paragraph" style:parent-style-name="Section_20_title_20_and_20_description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title_20_and_20_description_7e_LT_7e_Gliederung_20_5" style:display-name="Section title and description~LT~Gliederung 5" style:family="paragraph" style:parent-style-name="Section_20_title_20_and_20_description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6" style:display-name="Section title and description~LT~Gliederung 6" style:family="paragraph" style:parent-style-name="Section_20_title_20_and_20_description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7" style:display-name="Section title and description~LT~Gliederung 7" style:family="paragraph" style:parent-style-name="Section_20_title_20_and_20_description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8" style:display-name="Section title and description~LT~Gliederung 8" style:family="paragraph" style:parent-style-name="Section_20_title_20_and_20_description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Gliederung_20_9" style:display-name="Section title and description~LT~Gliederung 9" style:family="paragraph" style:parent-style-name="Section_20_title_20_and_20_description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and_20_description_7e_LT_7e_Titel" style:display-name="Section title and description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Untertitel" style:display-name="Section title and descrip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Notizen" style:display-name="Section title and descripti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and_20_description_7e_LT_7e_Hintergrundobjekte" style:display-name="Section title and descri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and_20_description_7e_LT_7e_Hintergrund" style:display-name="Section title and description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Gliederung_20_1" style:display-name="Title and two columns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Gliederung_20_2" style:display-name="Title and two columns~LT~Gliederung 2" style:family="paragraph" style:parent-style-name="Title_20_and_20_two_20_columns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3" style:display-name="Title and two columns~LT~Gliederung 3" style:family="paragraph" style:parent-style-name="Title_20_and_20_two_20_columns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4" style:display-name="Title and two columns~LT~Gliederung 4" style:family="paragraph" style:parent-style-name="Title_20_and_20_two_20_columns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two_20_columns_7e_LT_7e_Gliederung_20_5" style:display-name="Title and two columns~LT~Gliederung 5" style:family="paragraph" style:parent-style-name="Title_20_and_20_two_20_columns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6" style:display-name="Title and two columns~LT~Gliederung 6" style:family="paragraph" style:parent-style-name="Title_20_and_20_two_20_columns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7" style:display-name="Title and two columns~LT~Gliederung 7" style:family="paragraph" style:parent-style-name="Title_20_and_20_two_20_columns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8" style:display-name="Title and two columns~LT~Gliederung 8" style:family="paragraph" style:parent-style-name="Title_20_and_20_two_20_columns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9" style:display-name="Title and two columns~LT~Gliederung 9" style:family="paragraph" style:parent-style-name="Title_20_and_20_two_20_columns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Titel" style:display-name="Title and two columns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Untertitel" style:display-name="Title and two column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Notizen" style:display-name="Title and two 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two_20_columns_7e_LT_7e_Hintergrundobjekte" style:display-name="Title and two 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two_20_columns_7e_LT_7e_Hintergrund" style:display-name="Title and two columns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Gliederung_20_1" style:display-name="Main point~LT~Gliederung 1" style:family="paragraph" style:default-outline-level="">
      <style:paragraph-properties fo:margin-left="0in" fo:margin-right="0in" fo:margin-top="0.1957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Gliederung_20_2" style:display-name="Main point~LT~Gliederung 2" style:family="paragraph" style:parent-style-name="Main_20_point_7e_LT_7e_Gliederung_20_1" style:default-outline-level="">
      <style:paragraph-properties fo:margin-left="0in" fo:margin-right="0in" fo:margin-top="0.157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3" style:display-name="Main point~LT~Gliederung 3" style:family="paragraph" style:parent-style-name="Main_20_point_7e_LT_7e_Gliederung_20_2" style:default-outline-level="">
      <style:paragraph-properties fo:margin-left="0in" fo:margin-right="0in" fo:margin-top="0.1181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4" style:display-name="Main point~LT~Gliederung 4" style:family="paragraph" style:parent-style-name="Main_20_point_7e_LT_7e_Gliederung_20_3" style:default-outline-level="">
      <style:paragraph-properties fo:margin-left="0in" fo:margin-right="0in" fo:margin-top="0.0783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20_point_7e_LT_7e_Gliederung_20_5" style:display-name="Main point~LT~Gliederung 5" style:family="paragraph" style:parent-style-name="Main_20_point_7e_LT_7e_Gliederung_20_4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6" style:display-name="Main point~LT~Gliederung 6" style:family="paragraph" style:parent-style-name="Main_20_point_7e_LT_7e_Gliederung_20_5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7" style:display-name="Main point~LT~Gliederung 7" style:family="paragraph" style:parent-style-name="Main_20_point_7e_LT_7e_Gliederung_20_6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8" style:display-name="Main point~LT~Gliederung 8" style:family="paragraph" style:parent-style-name="Main_20_point_7e_LT_7e_Gliederung_20_7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Gliederung_20_9" style:display-name="Main point~LT~Gliederung 9" style:family="paragraph" style:parent-style-name="Main_20_point_7e_LT_7e_Gliederung_20_8" style:default-outline-level="">
      <style:paragraph-properties fo:margin-left="0in" fo:margin-right="0in" fo:margin-top="0.039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20_point_7e_LT_7e_Titel" style:display-name="Main point~LT~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Untertitel" style:display-name="Main poi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Notizen" style:display-name="Main poi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" fo:font-family="Caladea" style:font-family-generic="roman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in_20_point_7e_LT_7e_Hintergrundobjekte" style:display-name="Main point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in_20_point_7e_LT_7e_Hintergrund" style:display-name="Main point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53:18.656964221</meta:creation-date>
    <dc:date>2017-02-13T15:33:56.231687985</dc:date>
    <meta:editing-duration>PT10H36M26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14" meta:paragraph-count="79" meta:word-count="865" meta:character-count="4899" meta:non-whitespace-character-count="4170"/>
  </office:meta>
</office:document-meta>
</file>